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color="#80808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Debu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in #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V Supp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BOOT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U → Dash PA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Dash → ECU PA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Program/Debug Data out of dash PA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rogram/Debug Data into dash PA1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in #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U → Dash PA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Dash → ECU PA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PS Data 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Oil Temp Analog In (B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uel Quantity Analog In (B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9T20:10:12.026014153</dc:date>
    <meta:editing-duration>PT8M13S</meta:editing-duration>
    <meta:editing-cycles>8</meta:editing-cycles>
    <meta:generator>LibreOffice/7.3.7.2$Linux_X86_64 LibreOffice_project/30$Build-2</meta:generator>
    <meta:document-statistic meta:table-count="1" meta:cell-count="56" meta:object-count="0"/>
  </office:meta>
</office:document-meta>
</file>